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Hay cosas escondidas en la oscuridad; en una oscuridad diversificada, llena de  máscaras asustadas, que observan al borde de alguna luz, esperando por las cenizas de nuestras lágrimas.<text:line-break/><text:line-break/>Estamos a la intemperie, envueltos en un tumulto de criaturas antiguas, arremolinadas en los rincones de nuestras mentes, esperando por una mirada, que al menos en parte, les otorgue un poco de exist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26T15:51:06</meta:creation-date>
    <meta:document-statistic meta:table-count="0" meta:image-count="0" meta:object-count="0" meta:page-count="1" meta:paragraph-count="1" meta:word-count="61" meta:character-count="392"/>
    <dc:date>2010-11-26T15:51:17</dc:date>
    <dc:creator>Miguel Iglesias</dc:creator>
    <meta:editing-duration>PT00H00M12S</meta:editing-duration>
    <meta:editing-cycles>1</meta:editing-cycles>
    <meta:generator>OpenOffice.org/3.2$Linux OpenOffice.org_project/320m12$Build-9483</meta:generator>
  </office:meta>
</office:document-meta>
</file>